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6b8" officeooo:paragraph-rsid="000196b8"/>
    </style:style>
    <style:style style:name="P2" style:family="paragraph" style:parent-style-name="Standard" style:list-style-name="L1">
      <style:text-properties officeooo:rsid="000196b8" officeooo:paragraph-rsid="000196b8"/>
    </style:style>
    <style:style style:name="P3" style:family="paragraph" style:parent-style-name="Standard">
      <style:text-properties officeooo:rsid="0001ab46" officeooo:paragraph-rsid="0001ab46"/>
    </style:style>
    <style:style style:name="P4" style:family="paragraph" style:parent-style-name="Standard" style:list-style-name="L2">
      <style:text-properties officeooo:rsid="0001ab46" officeooo:paragraph-rsid="0001ab46"/>
    </style:style>
    <style:style style:name="P5" style:family="paragraph" style:parent-style-name="Standard">
      <style:text-properties officeooo:rsid="0001ba5c" officeooo:paragraph-rsid="0001ba5c"/>
    </style:style>
    <style:style style:name="P6" style:family="paragraph" style:parent-style-name="Standard">
      <style:text-properties fo:font-weight="bold" officeooo:rsid="0005309b" officeooo:paragraph-rsid="0005309b" style:font-weight-asian="bold" style:font-weight-complex="bold"/>
    </style:style>
    <style:style style:name="P7" style:family="paragraph" style:parent-style-name="Standard" style:list-style-name="L3">
      <style:text-properties fo:font-weight="bold" officeooo:rsid="0005309b" officeooo:paragraph-rsid="0005309b" style:font-weight-asian="bold" style:font-weight-complex="bold"/>
    </style:style>
    <style:style style:name="P8" style:family="paragraph" style:parent-style-name="Standard">
      <style:text-properties fo:font-weight="bold" officeooo:rsid="00084a5a" officeooo:paragraph-rsid="00084a5a" style:font-weight-asian="bold" style:font-weight-complex="bold"/>
    </style:style>
    <style:style style:name="P9" style:family="paragraph" style:parent-style-name="Standard">
      <style:text-properties fo:font-weight="bold" officeooo:rsid="0009a27e" officeooo:paragraph-rsid="0009a27e" style:font-weight-asian="bold" style:font-weight-complex="bold"/>
    </style:style>
    <style:style style:name="P10" style:family="paragraph" style:parent-style-name="Standard" style:list-style-name="L4">
      <style:text-properties fo:font-weight="bold" officeooo:rsid="0009a27e" officeooo:paragraph-rsid="0009a27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b2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7122" style:font-weight-asian="normal" style:font-weight-complex="normal"/>
    </style:style>
    <style:style style:name="T5" style:family="text">
      <style:text-properties fo:color="#ce181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ão considerados <text:span text:style-name="T1">lucros não realizados</text:span><text:span text:style-name="T3"> (p/ fins de constituição da <text:s/>RLAR):</text:span></text:p>
      <text:list xml:id="list1500430283" text:style-name="L1">
        <text:list-item>
          <text:p text:style-name="P2"><text:span text:style-name="T3">resultado positivo do MEP;</text:span></text:p>
        </text:list-item>
        <text:list-item>
          <text:p text:style-name="P2"><text:span text:style-name="T3">lucro, rendimento, ganhos cuja realização financeira se dê no </text:span><text:span text:style-name="T1">longo prazo</text:span><text:span text:style-name="T3">.</text:span></text:p>
        </text:list-item>
      </text:list>
      <text:p text:style-name="P1"><text:span text:style-name="T3"/></text:p>
      <text:p text:style-name="P3"><text:span text:style-name="T3">A RLAR só pode ser usada para:</text:span></text:p>
      <text:list xml:id="list4033909685" text:style-name="L2">
        <text:list-item>
          <text:p text:style-name="P4"><text:span text:style-name="T3">pagamento de dividendos; ou</text:span></text:p>
        </text:list-item>
        <text:list-item>
          <text:p text:style-name="P4"><text:span text:style-name="T3">absorção de prejuízos.</text:span></text:p>
        </text:list-item>
      </text:list>
      <text:p text:style-name="P3"><text:span text:style-name="T3"/></text:p>
      <text:p text:style-name="P5"><text:span text:style-name="T3">RRL (ou RO ou RI) poderá ter duração de </text:span><text:span text:style-name="T1">até 5 </text:span><text:span text:style-name="T2">exercícios</text:span><text:span text:style-name="T3">, salvo se houver </text:span><text:span text:style-name="T4">execução de </text:span><text:span text:style-name="T3">projeto de investimento por prazo maior.</text:span></text:p>
      <text:p text:style-name="P5"><text:span text:style-name="T3"/></text:p>
      <text:p text:style-name="P6">Dividendos obrigatórios<text:span text:style-name="T3">:</text:span></text:p>
      <text:list xml:id="list3151630126" text:style-name="L3">
        <text:list-item>
          <text:p text:style-name="P7"><text:span text:style-name="T3">estatuto omisso → DO = 50% x (LLE – RL – RCont + Rev.RCont </text:span><text:span text:style-name="T5">– RIF* – REPD*</text:span><text:span text:style-name="T3">); </text:span><text:span text:style-name="T5">[* RIF e REPD são opcionais]</text:span></text:p>
        </text:list-item>
        <text:list-item>
          <text:p text:style-name="P7"><text:span text:style-name="T3">estatudo deixa de ser omisso → no mínimo 25% do ajuste feito acima.</text:span></text:p>
        </text:list-item>
      </text:list>
      <text:p text:style-name="P6"><text:span text:style-name="T3"/></text:p>
      <text:p text:style-name="P8"><text:span text:style-name="T3">Dividendo obrigatório → ficam no </text:span>Passivo<text:span text:style-name="T3">.</text:span></text:p>
      <text:p text:style-name="P8"><text:span text:style-name="T3">Dividendo adicional declarado </text:span>após<text:span text:style-name="T3"> da data base→ divulgados em </text:span>NE<text:span text:style-name="T3">.</text:span></text:p>
      <text:p text:style-name="P8"><text:span text:style-name="T3">Dividendo adicional declarado </text:span>antes<text:span text:style-name="T3"> da data base → ficam no </text:span>PL<text:span text:style-name="T3"> até a aprovação da AG, quando então são transferidos para o </text:span>Passivo<text:span text:style-name="T3">.</text:span></text:p>
      <text:p text:style-name="P8"><text:span text:style-name="T3"/></text:p>
      <text:p text:style-name="P9">Adiantamento para aumento de CS<text:span text:style-name="T3">:</text:span></text:p>
      <text:list xml:id="list351088762" text:style-name="L4">
        <text:list-item>
          <text:p text:style-name="P10"><text:span text:style-name="T3">regra → </text:span>Passivo<text:span text:style-name="T3">;</text:span></text:p>
        </text:list-item>
        <text:list-item>
          <text:p text:style-name="P10"><text:span text:style-name="T3">exceção → quando não houver hipótese de restituição → </text:span>PL<text:span text:style-name="T3">.</text:span></text:p>
        </text:list-item>
      </text:list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4T17:29:00.952000000</dc:date>
    <meta:editing-duration>PT48M54S</meta:editing-duration>
    <meta:editing-cycles>11</meta:editing-cycles>
    <meta:document-statistic meta:table-count="0" meta:image-count="0" meta:object-count="0" meta:page-count="1" meta:paragraph-count="16" meta:word-count="163" meta:character-count="925" meta:non-whitespace-character-count="781"/>
  </office:meta>
</office:document-meta>
</file>